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0.938cm" style:auto-text-indent="false"/>
    </style:style>
    <style:style style:name="P2" style:family="paragraph" style:parent-style-name="Standard">
      <style:paragraph-properties fo:margin-left="0cm" fo:margin-right="0cm" fo:text-align="start" style:justify-single-word="false" fo:text-indent="0.938cm" style:auto-text-indent="false"/>
      <style:text-properties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fld1" text:name="fld1"/>
      </text:user-field-decls>
      <text:p text:style-name="P1"/>
      <text:p text:style-name="P2">Paragraph1 Paragraph1 Paragraph1 Paragraph1 Paragraph1 Paragraph1 Paragraph1 Paragraph1 Paragraph1 Paragraph1 Paragraph1 Paragraph1 Paragraph1 Paragraph1 Paragraph1 Paragraph1 Paragraph1 Paragraph1 Paragraph1 Paragraph1 Paragraph1 Paragraph1 Paragraph1 Paragraph1 Paragraph1 Paragraph1 Paragraph1 Paragraph1 Paragraph1 Paragraph1 Paragraph1 Paragraph1 Paragraph1 Paragraph1 Paragraph1 Paragraph1 Paragraph1 </text:p>
      <text:p text:style-name="P2">Paragraph3 Paragraph3 Paragraph3 Paragraph3 Paragraph3 Paragraph3 Paragraph3 Paragraph3 Paragraph3 Paragraph3 Paragraph3 Paragraph3 Paragraph3 Paragraph3 Paragraph3 Paragraph3 Paragraph3 Paragraph3 Paragraph3 Paragraph3 Paragraph3 Paragraph3 Paragraph3 Paragraph3 Paragraph3 Paragraph3 Paragraph3 Paragraph3 Paragraph3 Paragraph3 Paragraph3 Paragraph3 </text:p>
      <text:p text:style-name="P2">Paragraph4 Paragraph4 Paragraph4 Paragraph4 Paragraph4 Paragraph4 Paragraph4 Paragraph4 Paragraph4 Paragraph4 Paragraph4 Paragraph4 Paragraph4 Paragraph4 Paragraph4 Paragraph4 Paragraph4 Paragraph4 Paragraph4 Paragraph4 Paragraph4 Paragraph4 Paragraph4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7-23T14:25:40.36</meta:creation-date>
    <dc:date>2012-11-02T15:01:06.14</dc:date>
    <meta:editing-duration>PT01H30M21S</meta:editing-duration>
    <meta:editing-cycles>18</meta:editing-cycles>
    <meta:generator>OpenOffice.org/3.1$Win32 OpenOffice.org_project/310m11$Build-9399</meta:generator>
    <meta:document-statistic meta:table-count="0" meta:image-count="0" meta:object-count="0" meta:page-count="1" meta:paragraph-count="4" meta:word-count="143" meta:character-count="1566"/>
  </office:meta>
</office:document-meta>
</file>